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c22b9"/>
    </style:style>
    <style:style style:name="P2" style:family="paragraph" style:parent-style-name="Standard">
      <style:text-properties officeooo:rsid="001c22b9" officeooo:paragraph-rsid="001c22b9"/>
    </style:style>
    <style:style style:name="P3" style:family="paragraph" style:parent-style-name="Standard">
      <style:text-properties officeooo:paragraph-rsid="001c290c"/>
    </style:style>
    <style:style style:name="P4" style:family="paragraph" style:parent-style-name="Standard">
      <style:text-properties officeooo:rsid="001c290c" officeooo:paragraph-rsid="001c290c"/>
    </style:style>
    <style:style style:name="P5" style:family="paragraph" style:parent-style-name="Standard">
      <style:text-properties officeooo:rsid="001c290c" officeooo:paragraph-rsid="001da3c2"/>
    </style:style>
    <style:style style:name="P6" style:family="paragraph" style:parent-style-name="Standard">
      <style:text-properties officeooo:paragraph-rsid="001e9862"/>
    </style:style>
    <style:style style:name="P7" style:family="paragraph" style:parent-style-name="Standard">
      <style:text-properties officeooo:rsid="001e9862" officeooo:paragraph-rsid="001e9862"/>
    </style:style>
    <style:style style:name="T1" style:family="text">
      <style:text-properties officeooo:rsid="001c22b9"/>
    </style:style>
    <style:style style:name="T2" style:family="text">
      <style:text-properties officeooo:rsid="001c290c"/>
    </style:style>
    <style:style style:name="T3" style:family="text">
      <style:text-properties officeooo:rsid="001da3c2"/>
    </style:style>
    <style:style style:name="T4" style:family="text">
      <style:text-properties officeooo:rsid="001e98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Elena Ingraham </text:span></text:p>
      <text:p text:style-name="P6"><text:span text:style-name="T4">Software Development</text:span></text:p>
      <text:p text:style-name="P7">Homework 2</text:p>
      <text:p text:style-name="P7"/>
      <text:p text:style-name="P1">Part 1 - Version Control (10 points) </text:p>
      <text:p text:style-name="P1"/>
      <text:p text:style-name="P1">1. You have edited the file my_program.py locally but you have not yet committed the changes. You realize that you are doing the wrong thing and would like to forget the changes that you have made. What command do you use to acquire a clean version of my_program.py that corresponds to the most recent committed changes?</text:p>
      <text:p text:style-name="P2">$ git reset HEAD~ </text:p>
      <text:p text:style-name="P1"/>
      <text:p text:style-name="P1">2. You have edited my_program.py and committed your changes to your local repo. After a conversation with the rest of your team, you realize that the feature that you implemented must be completely re-written. What command should you use to revert to the commit before this most recent one?</text:p>
      <text:p text:style-name="P2">$ git reset HEAD~ <text:s/>--soft</text:p>
      <text:p text:style-name="P1"/>
      <text:p text:style-name="P1">3. What are 2 reasons that developers might use feature branches rather than developing on the master branch in a distributed version control system?</text:p>
      <text:p text:style-name="P1"><text:tab/><text:span text:style-name="T1">a. It is better for avoiding merge conflicts which can me very difficult to solve based on how many commits have been made. </text:span></text:p>
      <text:p text:style-name="P1"><text:tab/><text:span text:style-name="T1">b. It is easier to see the progress of each piece of the project and keeps all of the code organized.</text:span></text:p>
      <text:p text:style-name="P1"/>
      <text:p text:style-name="P1">4. (4 points) You have learned how to use the command git push to move your changes from your local repository to the remote repository (e.g. git push origin master ). Now read about pull requests ( https://help.github.com/articles/about-pull-requests/ ), which are a common strategy for teams to merge new code into their code bases. What is different between a pull request and using git push? What is the same? How is a pull request different from the command git pull ?</text:p>
      <text:p text:style-name="P1"><text:tab/><text:span text:style-name="T4">Teams either commit the changes or they can create a pull request. Pull requests are different then push because they allow your other team-members to see the changes you’ve made and discuss whether or not they are suitable for the project. They both push your changes onto the remote repository but pull requests allow other people to see the changes. A pull request pushes changes and allows them to be visible to your team and a pull actually takes the changes and modifies your repository. <text:s/></text:span></text:p>
      <text:p text:style-name="P1"/>
      <text:p text:style-name="P1"/>
      <text:p text:style-name="P1">Part 2 - Software Development Methodologies (6 points) </text:p>
      <text:p text:style-name="P1"/>
      <text:p text:style-name="P1">1. Reflect on your experiences in the agile planning lab. What are some challenges that you think a team following an agile software development methodology might face that a team using a waterfall methodology wouldn’t face?</text:p>
      <text:p text:style-name="P4"><text:tab/>It is more difficult for the agile team to stay focused on the final product. With the waterfall method you have a clear end point and can see the light at the end of the tunnel of sorts. However with the agile method it is easier to get caught up in specific features instead of the end goal. </text:p>
      <text:p text:style-name="P1"/>
      <text:p text:style-name="P3">2. Why are some stories more difficult to estimate than others? 3. What should you do if there is major disagreement about the point estimate of a story?</text:p>
      <text:p text:style-name="P3"/>
      <text:p text:style-name="P3"><text:soft-page-break/>Part 3 - Web App Design (3 points) </text:p>
      <text:p text:style-name="P3">1. (3 points) Choose a website that you frequently use (e.g. Facebook, Amazon, The Denver Post, eBay, something that you visit at least once a week). What are 2 design decisions that this website made that you appreciate? What are 2 things that you think that they could do better? Do you think that this website is easily accessible for users that have disabilities (why or why not)? Answer in 3 - 6 sentences.</text:p>
      <text:p text:style-name="P5"><text:tab/>I visit npr.org almost every morning and my favorite features are the ability to play your live local radio station from a button in the top right corner, and <text:span text:style-name="T3">the recommended stories they have in a drop down box under the play button. I think they could organize the programs better by having more descriptive categories. Also they could make it easier to navigate back to the main page after you get on <text:s/>the npr music page. I think this website is pretty easy for people with disabilities to navigate but I imagine the summary of the <text:s/>news in the middle of the page could be difficult to read and explore. </text:span></text:p>
      <text:p text:style-name="P1"/>
      <text:p text:style-name="P1">Part 4 - Peer Code Review (6 points) </text:p>
      <text:p text:style-name="P1"/>
      <text:p text:style-name="P1">1. Lab number seven will focus on peer code review. Conducting code reviews is an industry-standard practice in which changes to the code base are reviewed by peers and supervisors. Why would a company or team want to follow this practice? How might code reviews affect the code base overall?</text:p>
      <text:p text:style-name="P1"><text:tab/><text:span text:style-name="T1">This process makes the code more readable for everyone involved in the project which will help the team work more cohesively. Also sometimes code needs a second pair of eyes that can see its mistakes that original writer overlooked. </text:span></text:p>
      <text:p text:style-name="P1"/>
      <text:p text:style-name="P1">2. Think about the situation in which you have submitted a feature for code review. What kind of comments would you like to receive? What kind of testing would you ideally like your reviewers to conduct? What kind of testing do you think that reviewers do in real-world situations? How would you want to react to constructive criticism?</text:p>
      <text:p text:style-name="P3"><text:tab/><text:span text:style-name="T1">I would like comments regarding readability and efficiency. Efficiency is especially important because you could always strive to be more efficient, however that goal conflicts with the desire for easily readable code so it is up to the other people on the team to find that happy medium. I would want to react to constructive criticism by changing the code. </text:span></text:p>
      <text:p text:style-name="P3"><text:span text:style-name="T1"><text:s/></text:span></text:p>
      <text:p text:style-name="P1">3. Think about the situation in which you are reviewing a team-members code. What are some things that you might look out for in particular? What are two ways that your attitude as a reviewer could affect team dynamics? Submission You should submit a pdf on moodle containing your answers. Be sure to list your information at the top of the file. Its name should be</text:p>
      <text:p text:style-name="P1"><text:tab/><text:span text:style-name="T2">I would go through and quickly try and read it first, looking for simple things like format and variable names. Then I would go through it section by section looking to reorganize thing and make the code more efficient. I think it is best to ask the original coder’s reasoning for every decision since their idea might be better then yours, you might have just not understood it at first. Overall it is best to be friendly and courteous when making suggestion because a negative attitude might cause the person you are reviewing to not want to work with you anymo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3:50:40.011199819</meta:creation-date>
    <dc:date>2017-10-16T14:30:50.350281324</dc:date>
    <meta:editing-duration>PT7M19S</meta:editing-duration>
    <meta:editing-cycles>1</meta:editing-cycles>
    <meta:document-statistic meta:table-count="0" meta:image-count="0" meta:object-count="0" meta:page-count="2" meta:paragraph-count="28" meta:word-count="1067" meta:character-count="6054" meta:non-whitespace-character-count="4989"/>
    <meta:generator>LibreOffice/5.2.2.2$Linux_X86_64 LibreOffice_project/20m0$Build-2</meta:generator>
  </office:meta>
</office:document-meta>
</file>